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20" style:family="table">
      <style:table-properties style:width="16.886cm" fo:margin-left="0.104cm" fo:margin-right="0.011cm" fo:margin-top="0.499cm" fo:margin-bottom="0.499cm" table:align="margins"/>
    </style:style>
    <style:style style:name="Táblázat20.A" style:family="table-column">
      <style:table-column-properties style:column-width="3.433cm" style:rel-column-width="1946*"/>
    </style:style>
    <style:style style:name="Táblázat20.B" style:family="table-column">
      <style:table-column-properties style:column-width="13.453cm" style:rel-column-width="7627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" style:family="table">
      <style:table-properties style:width="16.903cm" fo:margin-left="0.104cm" fo:margin-right="-0.007cm" fo:margin-top="0.499cm" fo:margin-bottom="0.499cm" table:align="margins"/>
    </style:style>
    <style:style style:name="Táblázat1.A" style:family="table-column">
      <style:table-column-properties style:column-width="2.688cm" style:rel-column-width="10422*"/>
    </style:style>
    <style:style style:name="Táblázat1.B" style:family="table-column">
      <style:table-column-properties style:column-width="6.507cm" style:rel-column-width="25228*"/>
    </style:style>
    <style:style style:name="Táblázat1.C" style:family="table-column">
      <style:table-column-properties style:column-width="4.486cm" style:rel-column-width="17394*"/>
    </style:style>
    <style:style style:name="Táblázat1.D" style:family="table-column">
      <style:table-column-properties style:column-width="3.223cm" style:rel-column-width="12491*"/>
    </style:style>
    <style:style style:name="Táblázat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fejléc">
      <style:text-properties style:use-window-font-color="tru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5">
      <style:text-properties style:text-underline-style="none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 style:list-style-name="L1">
      <style:paragraph-properties fo:padding="0.074cm" fo:border-left="none" fo:border-right="none" fo:border-top="none" fo:border-bottom="0.002cm solid #000000" style:join-border="false"/>
    </style:style>
    <style:style style:name="P10" style:family="paragraph" style:parent-style-name="Text_20_body" style:list-style-name="L5">
      <style:paragraph-properties fo:margin-left="1.251cm" fo:margin-right="0cm" fo:text-indent="0.199cm" style:auto-text-indent="false"/>
      <style:text-properties style:text-underline-style="none"/>
    </style:style>
    <style:style style:name="P11" style:family="paragraph" style:parent-style-name="Text_20_body" style:list-style-name="L5">
      <style:paragraph-properties fo:margin-left="0cm" fo:margin-right="0cm" fo:text-align="start" style:justify-single-word="false" fo:text-indent="0.199cm" style:auto-text-indent="false"/>
    </style:style>
    <style:style style:name="P12" style:family="paragraph" style:parent-style-name="Text_20_body">
      <style:paragraph-properties fo:margin-top="0cm" fo:margin-bottom="0cm" style:shadow="none"/>
    </style:style>
    <style:style style:name="P13" style:family="paragraph" style:parent-style-name="Text_20_body" style:master-page-name="">
      <style:paragraph-properties style:page-number="auto" fo:padding="0cm" fo:border="none" style:shadow="none" style:join-border="false"/>
      <style:text-properties style:text-underline-style="none"/>
    </style:style>
    <style:style style:name="P14" style:family="paragraph" style:parent-style-name="Heading_20_4" style:master-page-name="First_20_Page">
      <style:paragraph-properties style:page-number="auto"/>
      <style:text-properties fo:background-color="transparent"/>
    </style:style>
    <style:style style:name="P15" style:family="paragraph" style:parent-style-name="_5b_RPG_5d__20_Táblázattartalom_20_-_20_fejléc">
      <style:text-properties style:use-window-font-color="true"/>
    </style:style>
    <style:style style:name="P1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17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18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fo:background-color="#ffff00" style:font-weight-asian="normal" style:font-weight-complex="normal"/>
    </style:style>
    <style:style style:name="P19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1pt" fo:font-style="italic" fo:font-weight="normal" fo:background-color="#ffcc99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text-line-through-style="none" style:font-name="FreeSerif5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text-line-through-style="none" style:font-name="FreeSerif5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text-line-through-style="none" style:font-name="FreeSerif5" fo:font-size="11pt" fo:font-style="italic" style:text-underline-style="solid" style:text-underline-width="auto" style:text-underline-color="font-color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text-line-through-style="none" style:font-name="FreeSerif5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11" style:family="text">
      <style:text-properties fo:background-color="#ffcc99"/>
    </style:style>
    <style:style style:name="T12" style:family="text">
      <style:text-properties fo:background-color="transparen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4">Észlelés</text:h>
      <text:p text:style-name="Text_20_body"><text:span text:style-name="T1">Próba: </text:span><text:span text:style-name="T2">dobható</text:span></text:p>
      <text:p text:style-name="Text_20_body"><text:span text:style-name="T1">Domináns Tulajdonságok</text:span>: Edzettség, Fogékonyság, Intelligencia, származtatott Érzékek (Intuíció<text:span text:style-name="T13">(Fogékonyság)</text:span>, Látás<text:span text:style-name="T13">(Edzettség)</text:span>, Hallás<text:span text:style-name="T13">(Edzettség)</text:span>, Szaglás<text:span text:style-name="T13">(Edzettség)</text:span>, Tapintás<text:span text:style-name="T13">(Edzettség)</text:span>, Ízlelés<text:span text:style-name="T13">(Edzettség)</text:span>) </text:p>
      <text:p text:style-name="Text_20_body"><text:span text:style-name="T1">Leírás</text:span>: <text:span text:style-name="T12">Az Észlelés valaminek az észrevételét takarja. Ez lehet egy villanó tőr, egy meglapuló merénylő a lombok közt, egy árulkodó súrlódó nesz. Fontos, hogy az Észlelés csak a momentum észrevételt jelenti, annak értelmezését nem! Az a játékos feladata, melyet esetleg megkönnyíthet a Nyomolvasás képzettség. Megkülönböztetünk Harcot megelőző és harcon kívüli észlelés szituációt, valamint ezeken belül aktív és passzív észlelést.</text:span></text:p>
      <text:list text:style-name="L5">
        <text:list-item>
          <text:p text:style-name="P11"><text:span text:style-name="T14">Harci szituáció: Itt ellenpróbát dobnak a felek Lopakodás/rejtőzés vs Észlelés</text:span></text:p>
        </text:list-item>
        <text:list-item>
          <text:p text:style-name="P10">Ha az észlelőt passzívan éri a támadás: alap ellenpróba (alapeset leírását és a próba körülményeit, módosítóit lásd a Lopakodás/rejtőzés képesség leírásánál!)</text:p>
        </text:list-item>
        <text:list-item>
          <text:p text:style-name="P10">Ha az észlelő odafigyel, számít a támadásra: +3 jár a próbájára</text:p>
        </text:list-item>
        <text:list-item>
          <text:p text:style-name="P7">Nem harci szituáció: sima próbadobás adott nehézségre (KM határozza meg)</text:p>
        </text:list-item>
        <text:list-item>
          <text:p text:style-name="P10">Ha az észlelés passzív: alap nehézség ellen dob</text:p>
        </text:list-item>
        <text:list-item>
          <text:p text:style-name="P10"><text:span text:style-name="T12">Ha az észlelés aktív: egy kategóriával (-3) csökken a nehézség</text:span></text:p>
        </text:list-item>
      </text:list>
      <text:p text:style-name="P6">Kapcsolódó fortélyok: Éber alvó</text:p>
      <text:p text:style-name="P8"><text:span text:style-name="T3">Biztos tudás, követelmények</text:span>: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header-rows>
          <table:table-row>
            <table:table-cell table:style-name="Táblázat1.A1" office:value-type="string">
              <text:p text:style-name="P5">Képzettség Szint</text:p>
            </table:table-cell>
            <table:table-cell table:style-name="Táblázat1.A1" office:value-type="string">
              <text:p text:style-name="P5">Biztos tudás</text:p>
            </table:table-cell>
            <table:table-cell table:style-name="Táblázat1.A1" office:value-type="string">
              <text:p text:style-name="P5">Speciális <text:line-break/><text:span text:style-name="T9">(tanulható fortély, különleges <text:s/>képesség)</text:span></text:p>
            </table:table-cell>
            <table:table-cell table:style-name="Táblázat1.D1" office:value-type="string">
              <text:p text:style-name="P5">Követelmény</text:p>
            </table:table-cell>
          </table:table-row>
        </table:table-header-rows>
        <table:table-row>
          <table:table-cell table:style-name="Táblázat1.A2" office:value-type="string">
            <text:p text:style-name="P3">Novícius (3)</text:p>
          </table:table-cell>
          <table:table-cell table:style-name="Táblázat1.A2" office:value-type="string">
            <text:p text:style-name="P4"><text:span text:style-name="T3">Példa</text:span>: <text:span text:style-name="T11">xyz</text:span></text:p>
          </table:table-cell>
          <table:table-cell table:style-name="Táblázat1.A2" office:value-type="string">
            <text:p text:style-name="P17">-</text:p>
          </table:table-cell>
          <table:table-cell table:style-name="Táblázat1.D2" office:value-type="string">
            <text:p text:style-name="P17">-</text:p>
          </table:table-cell>
        </table:table-row>
        <table:table-row>
          <table:table-cell table:style-name="Táblázat1.A3" office:value-type="string">
            <text:p text:style-name="P3">Kismester (6)</text:p>
          </table:table-cell>
          <table:table-cell table:style-name="Táblázat1.A3" office:value-type="string">
            <text:p text:style-name="P4"><text:span text:style-name="T3">Példa</text:span>: <text:span text:style-name="T11">xyz</text:span></text:p>
          </table:table-cell>
          <table:table-cell table:style-name="Táblázat1.A3" office:value-type="string">
            <text:p text:style-name="P17">-</text:p>
          </table:table-cell>
          <table:table-cell table:style-name="Táblázat1.D3" office:value-type="string">
            <text:p text:style-name="P17">-</text:p>
          </table:table-cell>
        </table:table-row>
        <table:table-row>
          <table:table-cell table:style-name="Táblázat1.A2" office:value-type="string">
            <text:p text:style-name="P3">Mester (9)</text:p>
          </table:table-cell>
          <table:table-cell table:style-name="Táblázat1.A2" office:value-type="string">
            <text:p text:style-name="P4"><text:span text:style-name="T3">Példa</text:span>: <text:span text:style-name="T11">xyz</text:span></text:p>
          </table:table-cell>
          <table:table-cell table:style-name="Táblázat1.A2" office:value-type="string">
            <text:p text:style-name="P17">-</text:p>
          </table:table-cell>
          <table:table-cell table:style-name="Táblázat1.D2" office:value-type="string">
            <text:p text:style-name="P17">Fogékonyság: +1</text:p>
          </table:table-cell>
        </table:table-row>
        <table:table-row>
          <table:table-cell table:style-name="Táblázat1.A3" office:value-type="string">
            <text:p text:style-name="P3">Nagymester (12)</text:p>
          </table:table-cell>
          <table:table-cell table:style-name="Táblázat1.A3" office:value-type="string">
            <text:p text:style-name="P4"><text:span text:style-name="T3">Példa</text:span>: <text:span text:style-name="T11">xyz</text:span></text:p>
          </table:table-cell>
          <table:table-cell table:style-name="Táblázat1.A3" office:value-type="string">
            <text:p text:style-name="P17">Erős, leplezetlen mágikus jelenségeket általában megérzi és azok jellegét is (pozitív, negatív)</text:p>
          </table:table-cell>
          <table:table-cell table:style-name="Táblázat1.D3" office:value-type="string">
            <text:p text:style-name="P17">Fogékonyság: +2</text:p>
          </table:table-cell>
        </table:table-row>
        <table:table-row>
          <table:table-cell table:style-name="Táblázat1.A2" office:value-type="string">
            <text:p text:style-name="P3">Élő legenda (15)</text:p>
          </table:table-cell>
          <table:table-cell table:style-name="Táblázat1.A2" office:value-type="string">
            <text:p text:style-name="P4"><text:span text:style-name="T3">Példa</text:span>: <text:span text:style-name="T11">xyz</text:span></text:p>
          </table:table-cell>
          <table:table-cell table:style-name="Táblázat1.A2" office:value-type="string">
            <text:p text:style-name="P18">TODO</text:p>
          </table:table-cell>
          <table:table-cell table:style-name="Táblázat1.D2" office:value-type="string">
            <text:p text:style-name="P17">Fogékonyság: +3</text:p>
          </table:table-cell>
        </table:table-row>
      </table:table>
      <text:p text:style-name="P12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5">Célszám</text:p>
            </table:table-cell>
            <table:table-cell table:style-name="Táblázat20.B1" office:value-type="string">
              <text:p text:style-name="P5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10">Könnyű (</text:span>6)</text:p>
          </table:table-cell>
          <table:table-cell table:style-name="Táblázat20.B2" office:value-type="string">
            <text:p text:style-name="P4">Észrevenni a sarok mögül kilépő, csattogó lovaskatonát</text:p>
          </table:table-cell>
        </table:table-row>
        <table:table-row>
          <table:table-cell table:style-name="Táblázat20.A3" office:value-type="string">
            <text:p text:style-name="P3"><text:span text:style-name="T10">Átlagos</text:span> (9)</text:p>
          </table:table-cell>
          <table:table-cell table:style-name="Táblázat20.B3" office:value-type="string">
            <text:p text:style-name="P4">1. Erdőben sétálva észrevenni a fán rohangál mókust.</text:p>
            <text:p text:style-name="P4">2. Mozaikpadló mintázatában egy élesen elütő kockát kiszúrni.</text:p>
            <text:p text:style-name="P4">3. Világosban, a szobában levő <text:span text:style-name="T3">egyetlen</text:span> festmény mögül apró lyukon leskelődő kémet észrevenni.</text:p>
          </table:table-cell>
        </table:table-row>
        <table:table-row>
          <table:table-cell table:style-name="Táblázat20.A2" office:value-type="string">
            <text:p text:style-name="P3"><text:span text:style-name="T10">Nehéz</text:span> (12)</text:p>
          </table:table-cell>
          <table:table-cell table:style-name="Táblázat20.B2" office:value-type="string">
            <text:p text:style-name="P4">1. Észrevenni egy fejedre zuhanó sziklát néma csendben.</text:p>
            <text:p text:style-name="P4">2. Kiszúrni a libbenő ruha alatt a tőrt.</text:p>
          </table:table-cell>
        </table:table-row>
        <table:table-row>
          <table:table-cell table:style-name="Táblázat20.A3" office:value-type="string">
            <text:p text:style-name="P3"><text:span text:style-name="T10">Nagyon nehéz</text:span> (15)</text:p>
          </table:table-cell>
          <table:table-cell table:style-name="Táblázat20.B3" office:value-type="string">
            <text:p text:style-name="P4">1. Észrevenni egy fejedre zuhanó sziklát zajban.</text:p>
            <text:p text:style-name="P4">2. Átlagos minőségű ételmérget kiszúrni (szaglás/ízlelés)</text:p>
          </table:table-cell>
        </table:table-row>
        <table:table-row>
          <table:table-cell table:style-name="Táblázat20.A2" office:value-type="string">
            <text:p text:style-name="P3"><text:span text:style-name="T10">Rendkívül nehéz</text:span> (18)</text:p>
          </table:table-cell>
          <table:table-cell table:style-name="Táblázat20.B2" office:value-type="string">
            <text:p text:style-name="P4">1. Egy képteremben, világosban kiszúrni a festmény mögül apró lyukon leskelődő kémet.</text:p>
            <text:p text:style-name="P4">2. "Nem vagyok egyedül" (világosban és sötétben egyaránt ugyanaz a nehézség)</text:p>
          </table:table-cell>
        </table:table-row>
        <table:table-row>
          <table:table-cell table:style-name="Táblázat20.A3" office:value-type="string">
            <text:p text:style-name="P3"><text:span text:style-name="T10">Emberfeletti</text:span> (21)</text:p>
          </table:table-cell>
          <table:table-cell table:style-name="Táblázat20.B3" office:value-type="string">
            <text:p text:style-name="P4">Az ilyen nehéz próbákat szinte mindig az Intuíció érzékszerv segítségével dobunk.</text:p>
            <text:p text:style-name="P4">1. Mágikus csapda kitörését megérezni egy szemvillanással a kisülés előtt.</text:p>
            <text:p text:style-name="P4">2. Szellemlény érintését megérezni - mágikus ismeretek nélkül.</text:p>
            <text:p text:style-name="P4">3. Íztelen, szagtalan ételméreg kiszúrása</text:p>
          </table:table-cell>
        </table:table-row>
      </table:table>
      <text:p text:style-name="Text_20_body"/>
      <text:p text:style-name="Text_20_body"><text:soft-page-break/>Célszámot módosító körülmények:</text:p>
      <text:list text:style-name="L1">
        <text:list-item>
          <text:p text:style-name="P9"><text:span text:style-name="_5b_RPG_5d__20_Áthúzott"><text:span text:style-name="T8">Zavaró körülmények: [+1;+6]</text:span></text:span></text:p>
        </text:list-item>
        <text:list-item>
          <text:p><text:span text:style-name="_5b_RPG_5d__20_Áthúzott"><text:span text:style-name="T6">Ha az észlelés aktív: egy kategóriával (-3) csökken a nehézség</text:span></text:span></text:p>
        </text:list-item>
      </text:list>
      <text:p text:style-name="P13"><text:span text:style-name="_5b_RPG_5d__20_Áthúzot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km100 képzettségrendszer</dc:title>
    <dc:subject>Képzettségrendszer</dc:subject>
    <dc:creator>Márk Klein</dc:creator>
    <dc:date>2008-04-01T22:00:27</dc:date>
    <meta:editing-cycles>28</meta:editing-cycles>
    <meta:editing-duration>PT1H40M2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65" meta:word-count="367" meta:character-count="2665"/>
  </office:meta>
</office:document-meta>
</file>